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7">
      <style:text-properties officeooo:paragraph-rsid="00032cad"/>
    </style:style>
    <style:style style:name="P2" style:family="paragraph" style:parent-style-name="List_20_Paragraph">
      <style:text-properties officeooo:paragraph-rsid="00032cad"/>
    </style:style>
    <style:style style:name="P3" style:family="paragraph" style:parent-style-name="List_20_Paragraph">
      <style:text-properties officeooo:rsid="00032cad" officeooo:paragraph-rsid="00032cad"/>
    </style:style>
    <style:style style:name="P4" style:family="paragraph" style:parent-style-name="List_20_Paragraph" style:list-style-name="WWNum37">
      <style:text-properties officeooo:rsid="00032cad" officeooo:paragraph-rsid="00032ca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032cad" officeooo:paragraph-rsid="00032cad"/>
    </style:style>
    <style:style style:name="P6" style:family="paragraph" style:parent-style-name="List_20_Paragraph" style:list-style-name="WWNum37">
      <style:paragraph-properties fo:margin-left="0in" fo:margin-right="0in" fo:text-indent="0in" style:auto-text-indent="false"/>
      <style:text-properties officeooo:paragraph-rsid="00032cad"/>
    </style:style>
    <style:style style:name="T1" style:family="text">
      <style:text-properties officeooo:rsid="00052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ow do you ensure that users that navigate to the protected pages cannot bypass authentication requirements?</text:p>
      <text:p text:style-name="P2"/>
      <text:p text:style-name="P3">We do not have any hidden pages.</text:p>
      <text:list xml:id="list1783238686" text:style-name="WWNum37">
        <text:list-header>
          <text:p text:style-name="P6"/>
        </text:list-header>
        <text:list-item>
          <text:p text:style-name="P1">How do you protect against session fixation?</text:p>
        </text:list-item>
      </text:list>
      <text:p text:style-name="P2"/>
      <text:p text:style-name="P3">We provide different session cookies on login every time.</text:p>
      <text:p text:style-name="P3"/>
      <text:list xml:id="list233526777832335" text:continue-numbering="true" text:style-name="WWNum37">
        <text:list-item>
          <text:p text:style-name="P1">How do you ensure that if your database gets stolen passwords aren’t exposed?</text:p>
        </text:list-item>
      </text:list>
      <text:p text:style-name="P2"/>
      <text:p text:style-name="P3">In order to prevent out passwords from being exposed, we hashed and salted the passwords before they were stored them.</text:p>
      <text:p text:style-name="P3"/>
      <text:list xml:id="list233526988932950" text:continue-numbering="true" text:style-name="WWNum37">
        <text:list-item>
          <text:p text:style-name="P4">How do you prevent password brute force?</text:p>
        </text:list-item>
      </text:list>
      <text:p text:style-name="P3"/>
      <text:p text:style-name="P3">In order to prevent brute forcing, we salted the passwords before they were hashed.</text:p>
      <text:p text:style-name="P3"/>
      <text:list xml:id="list233526024491624" text:continue-numbering="true" text:style-name="WWNum37">
        <text:list-item>
          <text:p text:style-name="P4">How do you prevent username enumeration?</text:p>
        </text:list-item>
      </text:list>
      <text:p text:style-name="P3"/>
      <text:p text:style-name="P3">We do not inform users when their username is incorrect, on that the username and password are not correct, preventing enumeration. </text:p>
      <text:p text:style-name="P3"/>
      <text:list xml:id="list233526908732471" text:continue-numbering="true" text:style-name="WWNum37">
        <text:list-item>
          <text:p text:style-name="P4">What happens if your sessionID is predictable, how do you prevent that?</text:p>
        </text:list-item>
      </text:list>
      <text:p text:style-name="P3"/>
      <text:p text:style-name="P3">If our session ID changes at all, the user is forced back to the login screen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3:10.946181065</meta:creation-date>
    <dc:date>2019-04-21T23:35:25.026356170</dc:date>
    <meta:editing-duration>PT2M4S</meta:editing-duration>
    <meta:editing-cycles>1</meta:editing-cycles>
    <meta:document-statistic meta:table-count="0" meta:image-count="0" meta:object-count="0" meta:page-count="1" meta:paragraph-count="13" meta:word-count="154" meta:character-count="886" meta:non-whitespace-character-count="749"/>
    <meta:generator>LibreOffice/6.1.5.2$Linux_X86_64 LibreOffice_project/10$Build-2</meta:generator>
  </office:meta>
</office:document-meta>
</file>